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3465a4" draw:marker-start="" draw:marker-start-width="0.3cm" draw:marker-end="Arrowheads_20_43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1.097cm" fo:min-width="0.938cm"/>
    </style:style>
    <style:style style:name="gr3" style:family="graphic" style:parent-style-name="standard">
      <style:graphic-properties draw:textarea-horizontal-align="justify" draw:textarea-vertical-align="middle" draw:auto-grow-height="false" fo:min-height="1.401cm" fo:min-width="3.3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1.53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38cm" fo:min-width="5.533cm"/>
      <style:paragraph-properties style:writing-mode="lr-tb"/>
    </style:style>
    <style:style style:name="gr6" style:family="graphic" style:parent-style-name="standard">
      <style:graphic-properties svg:stroke-opacity="0%" draw:fill-color="#ffffff" draw:opacity="0%" draw:textarea-horizontal-align="justify" draw:textarea-vertical-align="middle" draw:auto-grow-height="false" fo:min-height="0.385cm" fo:min-width="2.04cm"/>
      <style:paragraph-properties style:writing-mode="lr-tb"/>
    </style:style>
    <style:style style:name="gr7" style:family="graphic" style:parent-style-name="objectwithoutfill">
      <style:graphic-properties draw:stroke="dash" draw:stroke-dash="Dashed_20__28_var_29_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opacity="0%" draw:fill-color="#ffffff" draw:opacity="0%" draw:textarea-horizontal-align="justify" draw:textarea-vertical-align="middle" draw:auto-grow-height="false" fo:min-height="1.147cm" fo:min-width="2.04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163cm" fo:min-width="3.056cm"/>
    </style:style>
    <style:style style:name="gr10" style:family="graphic" style:parent-style-name="standard">
      <style:graphic-properties draw:textarea-horizontal-align="justify" draw:textarea-vertical-align="middle" draw:auto-grow-height="false" fo:min-height="2.163cm" fo:min-width="3.056cm"/>
      <style:paragraph-properties style:writing-mode="lr-tb"/>
    </style:style>
    <style:style style:name="gr11" style:family="graphic" style:parent-style-name="standard">
      <style:graphic-properties svg:stroke-opacity="0%" draw:fill-color="#ffffff" draw:opacity="0%" draw:textarea-horizontal-align="justify" draw:textarea-vertical-align="middle" draw:auto-grow-height="false" fo:min-height="0.83cm" fo:min-width="2.929cm"/>
      <style:paragraph-properties style:writing-mode="lr-tb"/>
    </style:style>
    <style:style style:name="gr12" style:family="graphic" style:parent-style-name="standard">
      <style:graphic-properties svg:stroke-opacity="0%" draw:fill-color="#ffffff" draw:opacity="0%" draw:textarea-horizontal-align="justify" draw:textarea-vertical-align="middle" draw:auto-grow-height="false" fo:min-height="0.893cm" fo:min-width="2.167cm"/>
      <style:paragraph-properties style:writing-mode="lr-tb"/>
    </style:style>
    <style:style style:name="gr13" style:family="graphic" style:parent-style-name="standard">
      <style:graphic-properties svg:stroke-opacity="0%" draw:fill-color="#ffffff" draw:opacity="0%" draw:textarea-horizontal-align="justify" draw:textarea-vertical-align="middle" draw:auto-grow-height="false" fo:min-height="1.782cm" fo:min-width="5.342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972cm" fo:min-width="7.736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703cm" fo:min-width="15.69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537cm" fo:min-width="6.167cm"/>
      <style:paragraph-properties style:writing-mode="lr-tb"/>
    </style:style>
    <style:style style:name="gr17" style:family="graphic" style:parent-style-name="standard">
      <style:graphic-properties draw:marker-start="Arrowheads_20_1" draw:marker-start-width="0.3cm" draw:marker-end="Arrowheads_20_2" draw:marker-end-width="0.3cm" draw:textarea-vertical-align="middle"/>
    </style:style>
    <style:style style:name="gr18" style:family="graphic" style:parent-style-name="standard">
      <style:graphic-properties svg:stroke-width="0.053cm" draw:marker-start="Arrowheads_20_3" draw:marker-start-width="0.379cm" draw:marker-end="Arrowheads_20_4" draw:marker-end-width="0.379cm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draw:marker-start="Arrowheads_20_5" draw:marker-start-width="0.379cm" draw:marker-end="Arrowheads_20_6" draw:marker-end-width="0.379cm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marker-start="Arrowheads_20_9" draw:marker-start-width="0.3cm" draw:marker-end="Arrowheads_20_10" draw:marker-end-width="0.3cm" draw:textarea-vertical-align="middle"/>
    </style:style>
    <style:style style:name="gr21" style:family="graphic" style:parent-style-name="standard">
      <style:graphic-properties draw:marker-start="Arrowheads_20_13" draw:marker-start-width="0.3cm" draw:marker-end="Arrowheads_20_14" draw:marker-end-width="0.3cm" draw:textarea-vertical-align="middle"/>
    </style:style>
    <style:style style:name="gr22" style:family="graphic" style:parent-style-name="standard">
      <style:graphic-properties draw:marker-start="Arrowheads_20_15" draw:marker-start-width="0.3cm" draw:marker-end="Arrowheads_20_16" draw:marker-end-width="0.3cm" draw:textarea-vertical-align="middle"/>
    </style:style>
    <style:style style:name="gr23" style:family="graphic" style:parent-style-name="standard">
      <style:graphic-properties draw:marker-start="Arrowheads_20_17" draw:marker-start-width="0.3cm" draw:marker-end="Arrowheads_20_18" draw:marker-end-width="0.3cm" draw:textarea-vertical-align="middle"/>
    </style:style>
    <style:style style:name="gr24" style:family="graphic" style:parent-style-name="standard">
      <style:graphic-properties draw:marker-start="Arrowheads_20_23" draw:marker-start-width="0.3cm" draw:marker-end="Arrowheads_20_24" draw:marker-end-width="0.3cm" draw:textarea-vertical-align="middle"/>
    </style:style>
    <style:style style:name="gr25" style:family="graphic" style:parent-style-name="standard">
      <style:graphic-properties draw:marker-start="Arrowheads_20_27" draw:marker-start-width="0.3cm" draw:marker-end="Arrowheads_20_28" draw:marker-end-width="0.3cm" draw:textarea-vertical-align="middle"/>
    </style:style>
    <style:style style:name="gr26" style:family="graphic" style:parent-style-name="objectwithoutfill">
      <style:graphic-properties svg:stroke-color="#3465a4" draw:marker-end="Arrowheads_20_31" draw:marker-end-width="0.3cm" draw:fill="none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1.933cm" fo:min-width="5.216cm"/>
      <style:paragraph-properties style:writing-mode="lr-tb"/>
    </style:style>
    <style:style style:name="gr28" style:family="graphic" style:parent-style-name="standard">
      <style:graphic-properties draw:marker-start="Arrowheads_20_33" draw:marker-start-width="0.3cm" draw:marker-end="Arrowheads_20_34" draw:marker-end-width="0.3cm" draw:textarea-vertical-align="middle"/>
    </style:style>
    <style:style style:name="gr29" style:family="graphic" style:parent-style-name="objectwithoutfill">
      <style:graphic-properties svg:stroke-color="#3465a4" draw:marker-end="Arrowheads_20_36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style:paragraph-properties fo:text-align="center" style:writing-mode="lr-tb"/>
      <style:text-properties fo:font-size="14pt"/>
    </style:style>
    <style:style style:name="P5" style:family="paragraph"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-color="#ffffff" draw:opacity="0%"/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-color="#ffffff" draw:opacity="0%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style:paragraph-properties fo:text-align="center"/>
      <style:text-properties fo:font-size="14pt"/>
    </style:style>
    <style:style style:name="P10" style:family="paragraph">
      <style:paragraph-properties fo:text-align="center" style:writing-mode="lr-tb"/>
      <style:text-properties fo:font-size="18pt" style:font-size-asian="18pt" style:font-size-complex="18pt"/>
    </style:style>
    <style:style style:name="P11" style:family="paragraph">
      <loext:graphic-properties draw:fill-color="#ffffff" draw:opacity="0%"/>
      <style:paragraph-properties fo:text-align="center" style:writing-mode="lr-tb"/>
      <style:text-properties fo:font-size="18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14.652cm" svg:y1="12.43cm" svg:x2="22.653cm" svg:y2="9.572cm" draw:start-shape="id1" draw:end-shape="id2" draw:end-glue-point="2" svg:d="M14652 12430c0-2143 8001-715 8001-2858" svg:viewBox="0 0 8002 2859">
          <text:p/>
        </draw:connector>
        <draw:custom-shape draw:style-name="gr2" draw:text-style-name="P2" draw:layer="layout" svg:width="2.032cm" svg:height="1.905cm" svg:x="13.61cm" svg:y="2.77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3.81cm" svg:height="1.651cm" svg:x="6.715cm" svg:y="8.239cm">
          <text:p text:style-name="P3"><text:span text:style-name="T1">keep-web</text:span><text:span text:style-name="T1"><text:line-break/></text:span><text:span text:style-name="T1">&amp; keepprox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2.032cm" svg:height="1.27cm" svg:x="21.637cm" svg:y="8.302cm">
          <text:p text:style-name="P4"><text:span text:style-name="T2">arv-w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033cm" svg:height="1.588cm" svg:x="19.097cm" svg:y="13.382cm">
          <text:p text:style-name="P3"><text:span text:style-name="T1">Cloud or HPC dispatch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0.635cm" svg:x="13.382cm" svg:y="4.81cm">
          <text:p text:style-name="P5"><text:span text:style-name="T3">User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.635cm" svg:y1="11.477cm" svg:x2="26.4cm" svg:y2="11.477cm">
          <text:p/>
        </draw:line>
        <draw:custom-shape draw:style-name="gr8" draw:text-style-name="P8" draw:layer="layout" svg:width="2.54cm" svg:height="1.397cm" svg:x="1.317cm" svg:y="8.302cm">
          <text:p text:style-name="P7"><text:span text:style-name="T4">External </text:span></text:p>
          <text:p text:style-name="P7"><text:span text:style-name="T4">facing </text:span></text:p>
          <text:p text:style-name="P7"><text:span text:style-name="T4">services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54cm" svg:height="1.397cm" svg:x="1.317cm" svg:y="13.573cm">
          <text:p text:style-name="P7"><text:span text:style-name="T4">Internal</text:span></text:p>
          <text:p text:style-name="P7"><text:span text:style-name="T4">Services </text:span></text:p>
          <text:p text:style-name="P7"><text:span text:style-name="T4">(private network)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556cm" svg:height="2.413cm" svg:x="5.762cm" svg:y="12.4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556cm" svg:height="2.413cm" svg:x="6.016cm" svg:y="12.8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556cm" svg:height="2.413cm" svg:x="6.397cm" svg:y="13.192cm">
          <text:p text:style-name="P4"><text:span text:style-name="T2">keepstore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3.429cm" svg:height="1.08cm" svg:x="5.508cm" svg:y="16.24cm">
          <text:p text:style-name="P5"><text:span text:style-name="T3">Content-addressed</text:span><text:span text:style-name="T3"><text:line-break/></text:span><text:span text:style-name="T3">object storag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556cm" svg:height="2.413cm" svg:x="18.081cm" svg:y="16.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556cm" svg:height="2.413cm" svg:x="18.335cm" svg:y="16.6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556cm" svg:height="2.413cm" svg:x="18.716cm" svg:y="17.002cm">
          <text:p text:style-name="P4"><text:span text:style-name="T2">compute0...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.667cm" svg:height="1.143cm" svg:x="22.907cm" svg:y="16.24cm">
          <text:p text:style-name="P5"><text:span text:style-name="T3">Elastic</text:span><text:span text:style-name="T3"><text:line-break/></text:span><text:span text:style-name="T3">compute nod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5.842cm" svg:height="2.032cm" svg:x="1cm" svg:y="1.127cm">
          <text:p text:style-name="P10"><text:span text:style-name="T5">An Arvados cluster </text:span></text:p>
          <text:p text:style-name="P10"><text:span text:style-name="T5">From 30,000 feet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8.236cm" svg:height="2.222cm" draw:transform="skewX (-0.00488692190558412) rotate (-0.00506145483078437) translate (12.449cm 7.943cm)">
          <text:p text:style-name="P3"><text:span text:style-name="T1">API Server and Controller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6.193cm" svg:height="0.953cm" svg:x="7.032cm" svg:y="5.762cm">
          <text:p text:style-name="P4"><text:span text:style-name="T2">Web Workbench, CLI client tools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6.667cm" svg:height="2.858cm" svg:x="9.89cm" svg:y="16.557cm">
          <text:p text:style-name="P3"><text:span text:style-name="T1">Storage backend</text:span></text:p>
          <text:p text:style-name="P3"><text:span text:style-name="T1">(filesystem, S3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7" draw:text-style-name="P2" draw:layer="layout" svg:x1="8.937cm" svg:y1="8.302cm" svg:x2="8.937cm" svg:y2="6.715cm">
          <text:p/>
        </draw:line>
        <draw:line draw:style-name="gr18" draw:text-style-name="P2" draw:layer="layout" svg:x1="14.017cm" svg:y1="6.715cm" svg:x2="14.017cm" svg:y2="7.985cm">
          <text:p/>
        </draw:line>
        <draw:line draw:style-name="gr19" draw:text-style-name="P2" draw:layer="layout" svg:x1="14.017cm" svg:y1="10.207cm" svg:x2="14.017cm" svg:y2="12.43cm">
          <text:p/>
        </draw:line>
        <draw:line draw:style-name="gr20" draw:text-style-name="P2" draw:layer="layout" svg:x1="20.05cm" svg:y1="14.97cm" svg:x2="20.05cm" svg:y2="16.24cm">
          <text:p/>
        </draw:line>
        <draw:line draw:style-name="gr21" draw:text-style-name="P2" draw:layer="layout" svg:x1="8.937cm" svg:y1="12.43cm" svg:x2="8.937cm" svg:y2="9.89cm">
          <text:p/>
        </draw:line>
        <draw:line draw:style-name="gr22" draw:text-style-name="P2" draw:layer="layout" svg:x1="16.557cm" svg:y1="18.145cm" svg:x2="18.145cm" svg:y2="18.145cm">
          <text:p/>
        </draw:line>
        <draw:line draw:style-name="gr23" draw:text-style-name="P2" draw:layer="layout" svg:x1="8.937cm" svg:y1="15.605cm" svg:x2="10.207cm" svg:y2="16.875cm">
          <text:p/>
        </draw:line>
        <draw:line draw:style-name="gr24" draw:text-style-name="P2" draw:layer="layout" svg:x1="20.05cm" svg:y1="10.207cm" svg:x2="20.05cm" svg:y2="13.382cm">
          <text:p/>
        </draw:line>
        <draw:line draw:style-name="gr25" draw:text-style-name="P2" draw:layer="layout" svg:x1="18.462cm" svg:y1="10.207cm" svg:x2="18.462cm" svg:y2="16.24cm">
          <text:p/>
        </draw:line>
        <draw:line draw:style-name="gr26" draw:text-style-name="P1" draw:layer="layout" svg:x1="12.747cm" svg:y1="12.747cm" svg:x2="9.89cm" svg:y2="9.89cm">
          <text:p/>
        </draw:line>
        <draw:custom-shape draw:style-name="gr27" draw:text-style-name="P3" xml:id="id1" draw:id="id1" draw:layer="layout" svg:width="5.715cm" svg:height="3.492cm" svg:x="11.795cm" svg:y="12.43cm">
          <text:p text:style-name="P3"><text:span text:style-name="T1">Postgres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8" draw:text-style-name="P2" draw:layer="layout" svg:x1="10.525cm" svg:y1="8.937cm" svg:x2="12.43cm" svg:y2="8.937cm">
          <text:p/>
        </draw:line>
        <draw:line draw:style-name="gr29" draw:text-style-name="P1" draw:layer="layout" svg:x1="22.59cm" svg:y1="8.302cm" svg:x2="22.59cm" svg:y2="6.71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6" draw:display-name="Arrowheads 36" svg:viewBox="0 0 20 20" svg:d="M0 20l10-20 10 20z"/>
    <draw:marker draw:name="Arrowheads_20_4" draw:display-name="Arrowheads 4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7 20 13" svg:d="M0 20l10-13 10 13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9" draw:display-name="Arrowheads 9" svg:viewBox="0 0 20 20" svg:d="M0 20l10-20 10 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6T16:14:58.826891911</meta:creation-date>
    <dc:date>2024-11-04T18:06:44.890280883</dc:date>
    <meta:editing-duration>P2DT20H33M56S</meta:editing-duration>
    <meta:editing-cycles>19</meta:editing-cycles>
    <meta:generator>LibreOffice/7.4.7.2$Linux_X86_64 LibreOffice_project/40$Build-2</meta:generator>
    <meta:document-statistic meta:object-count="34"/>
  </office:meta>
</office:document-meta>
</file>